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322f0" officeooo:paragraph-rsid="001322f0"/>
    </style:style>
    <style:style style:name="P2" style:family="paragraph" style:parent-style-name="Standard">
      <style:text-properties officeooo:rsid="001322f0" officeooo:paragraph-rsid="0014e0a8"/>
    </style:style>
    <style:style style:name="P3" style:family="paragraph" style:parent-style-name="Standard">
      <style:text-properties officeooo:rsid="001322f0" officeooo:paragraph-rsid="0014f82a"/>
    </style:style>
    <style:style style:name="P4" style:family="paragraph" style:parent-style-name="Standard">
      <style:text-properties officeooo:rsid="0014e0a8" officeooo:paragraph-rsid="0014e0a8"/>
    </style:style>
    <style:style style:name="P5" style:family="paragraph" style:parent-style-name="Standard">
      <style:text-properties officeooo:rsid="0014f82a" officeooo:paragraph-rsid="0014f82a"/>
    </style:style>
    <style:style style:name="T1" style:family="text">
      <style:text-properties officeooo:rsid="0014e0a8"/>
    </style:style>
    <style:style style:name="T2" style:family="text">
      <style:text-properties officeooo:rsid="0014f8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Experiments 1 Report</text:p>
      <text:p text:style-name="P1">Lim Liang Sun<text:tab/><text:tab/><text:tab/><text:tab/><text:tab/><text:tab/><text:tab/><text:tab/><text:tab/><text:span text:style-name="T1">1TE21133W</text:span></text:p>
      <text:p text:style-name="P1"/>
      <text:p text:style-name="P1">4. Display the statistics of inputted characters…..difficulty 2</text:p>
      <text:p text:style-name="P1"># Let a user input characters (a to z) randomly within a fixed time.</text:p>
      <text:p text:style-name="P1"># Count how many times each character (a to z) was inputted.</text:p>
      <text:p text:style-name="P3"># Display a character with the largest number of inputs.</text:p>
      <text:p text:style-name="P1"/>
      <text:p text:style-name="P2"># Let a user input characters (a to z) randomly within a fixed time.</text:p>
      <text:p text:style-name="P4">In the main function there is a loop that calls getstring then putstring continuously to allow users to type like in the echoback program. </text:p>
      <text:p text:style-name="P4"/>
      <text:p text:style-name="P2"># Count how many times each character (a to z) was inputted.</text:p>
      <text:p text:style-name="P4">I allocated a space in the memory labelled ‘counters’ that is an array to store the frequency of each letter’s appearance. I extract the user input from the buffer and increment it with the head address of counters, to indicate which letter was pressed, then in that memory space byte, I increment 1. This process happens every user input that is <text:span text:style-name="T2">between a-z in the ascii terms, 0x061 to 0x07a.</text:span></text:p>
      <text:p text:style-name="P4"/>
      <text:p text:style-name="P3"># Display a character with the largest number of inputs.</text:p>
      <text:p text:style-name="P5">After 5 seconds, I execute another function TT using SET_TIMER function. In TT, I iterate through the counter memory address between a-z and collect the maximum number of appearance, and the memory address of it. Then finally I subtract the head counter addresss from the max=appearance address to obtain the ascii code of the most frequent letter. Which then I will pass onto the PUTSTRING function to be printed in the terminal.</text:p>
      <text:p text:style-name="P4"/>
      <text:p text:style-name="P5">Source code:</text:p>
      <text:p text:style-name="P5"/>
      <text:p text:style-name="P1">********************</text:p>
      <text:p text:style-name="P1">** System call numbers </text:p>
      <text:p text:style-name="P1">******************** </text:p>
      <text:p text:style-name="P1"><text:s text:c="4"/>.equ <text:s text:c="3"/>SYSCALL_NUM_GETSTRING, 1 </text:p>
      <text:p text:style-name="P1"><text:s text:c="4"/>.equ <text:s text:c="3"/>SYSCALL_NUM_PUTSTRING, 2 </text:p>
      <text:p text:style-name="P1"><text:s text:c="4"/>.equ <text:s text:c="3"/>SYSCALL_NUM_RESET_TIMER, 3 </text:p>
      <text:p text:style-name="P1"><text:s text:c="4"/>.equ <text:s text:c="3"/>SYSCALL_NUM_SET_TIMER, 4 </text:p>
      <text:p text:style-name="P1"/>
      <text:p text:style-name="P1">******************************</text:p>
      <text:p text:style-name="P1">** Head of the Register Group</text:p>
      <text:p text:style-name="P1">*******************************</text:p>
      <text:p text:style-name="P1"><text:s text:c="4"/>.equ <text:s text:c="3"/>REGBASE, 0xFFF000 | DMAP is used.</text:p>
      <text:p text:style-name="P1"><text:s text:c="4"/>.equ <text:s text:c="3"/>IOBASE, 0x00d00000</text:p>
      <text:p text:style-name="P1">*******************************</text:p>
      <text:p text:style-name="P1">** Registers Related to Interrupts</text:p>
      <text:p text:style-name="P1">*******************************</text:p>
      <text:p text:style-name="P1"><text:s text:c="4"/>.equ <text:s text:c="3"/>IVR, REGBASE+0x300 | Interrupt Vector Register</text:p>
      <text:p text:style-name="P1"><text:s text:c="4"/>.equ <text:s text:c="3"/>IMR, REGBASE+0x304 | Interrupt Mask Register</text:p>
      <text:p text:style-name="P1"><text:s text:c="4"/>.equ <text:s text:c="3"/>ISR, REGBASE+0x30c | Interrupt Status Register</text:p>
      <text:p text:style-name="P1"><text:s text:c="4"/>.equ <text:s text:c="3"/>IPR, REGBASE+0x310 | Interrupt Pending Register</text:p>
      <text:p text:style-name="P1">*******************************</text:p>
      <text:p text:style-name="P1">** Registers Related to the Timer</text:p>
      <text:p text:style-name="P1">*******************************</text:p>
      <text:p text:style-name="P1"><text:s text:c="4"/>.equ <text:s text:c="3"/>TCTL1, REGBASE+0x600 <text:tab/>|Timer1 Control Register</text:p>
      <text:p text:style-name="P1"><text:soft-page-break/><text:s text:c="4"/>.equ <text:s text:c="3"/>TPRER1, REGBASE+0x602 <text:tab/>|Timer1 Prescaler Register</text:p>
      <text:p text:style-name="P1"><text:s text:c="4"/>.equ <text:s text:c="3"/>TCMP1, REGBASE+0x604 <text:tab/>|Timer1 Compare Register</text:p>
      <text:p text:style-name="P1"><text:s text:c="4"/>.equ <text:s text:c="3"/>TCN1, REGBASE+0x608 <text:tab/>|Timer1 Counter Register</text:p>
      <text:p text:style-name="P1"><text:s text:c="4"/>.equ <text:s text:c="3"/>TSTAT1, REGBASE+0x60a <text:tab/>|Timer1 Status Register</text:p>
      <text:p text:style-name="P1">*******************************</text:p>
      <text:p text:style-name="P1">** Registers Related to UART1 (Transmitter and Receiver)</text:p>
      <text:p text:style-name="P1">*******************************</text:p>
      <text:p text:style-name="P1"><text:s text:c="4"/>.equ <text:s text:c="3"/>USTCNT1, REGBASE+0x900 <text:tab/>|UART1 Status / Control Register</text:p>
      <text:p text:style-name="P1"><text:s text:c="4"/>.equ <text:s text:c="3"/>UBAUD1, REGBASE+0x902 <text:tab/>| UART 1 Baud Control Register</text:p>
      <text:p text:style-name="P1"><text:s text:c="4"/>.equ <text:s text:c="3"/>URX1, REGBASE+0x904 <text:tab/>| UART 1 Receiver register</text:p>
      <text:p text:style-name="P1"><text:s text:c="4"/>.equ <text:s text:c="3"/>UTX1, REGBASE+0x906 <text:tab/>| UART 1 Transmitter Register</text:p>
      <text:p text:style-name="P1">*******************************</text:p>
      <text:p text:style-name="P1">** LED</text:p>
      <text:p text:style-name="P1">*******************************</text:p>
      <text:p text:style-name="P1"><text:s text:c="4"/>.equ <text:s text:c="3"/>LED7, IOBASE+0x000002f <text:tab/>| Register for LED mounted on the board</text:p>
      <text:p text:style-name="P1"><text:s text:c="4"/>.equ <text:s text:c="3"/>LED6, IOBASE+0x000002d <text:tab/>| Refer to Appendix A.4.3.1 for a way to use</text:p>
      <text:p text:style-name="P1"><text:s text:c="4"/>.equ <text:s text:c="3"/>LED5, IOBASE+0x000002b</text:p>
      <text:p text:style-name="P1"><text:s text:c="4"/>.equ <text:s text:c="3"/>LED4, IOBASE+0x0000029</text:p>
      <text:p text:style-name="P1"><text:s text:c="4"/>.equ <text:s text:c="3"/>LED3, IOBASE+0x000003f</text:p>
      <text:p text:style-name="P1"><text:s text:c="4"/>.equ <text:s text:c="3"/>LED2, IOBASE+0x000003d</text:p>
      <text:p text:style-name="P1"><text:s text:c="4"/>.equ <text:s text:c="3"/>LED1, IOBASE+0x000003b</text:p>
      <text:p text:style-name="P1"><text:s text:c="4"/>.equ <text:s text:c="3"/>LED0, IOBASE+0x0000039</text:p>
      <text:p text:style-name="P1"><text:s text:c="4"/>.equ <text:s text:c="3"/>PUSHSW, 0xFFF419 <text:tab/><text:tab/>| Register for Push Switch mounted on the board</text:p>
      <text:p text:style-name="P1">****************************************************************</text:p>
      <text:p text:style-name="P1">** Reservation of the stack region</text:p>
      <text:p text:style-name="P1">****************************************************************</text:p>
      <text:p text:style-name="P1">.section .bss</text:p>
      <text:p text:style-name="P1">.even</text:p>
      <text:p text:style-name="P1">SYS_STK:</text:p>
      <text:p text:style-name="P1"><text:s text:c="4"/>.ds.b <text:s text:c="2"/>0x4000 <text:s/>| System stack region</text:p>
      <text:p text:style-name="P1"><text:s text:c="4"/>.even</text:p>
      <text:p text:style-name="P1">SYS_STK_TOP: <text:s text:c="7"/>| End of the system stack region</text:p>
      <text:p text:style-name="P1">****************************************************************</text:p>
      <text:p text:style-name="P1">** Initialization</text:p>
      <text:p text:style-name="P1">** A specific value has been set to internal device registers.</text:p>
      <text:p text:style-name="P1">** Refer to each register specification in Appendix B to know the above reason.</text:p>
      <text:p text:style-name="P1">****************************************************************</text:p>
      <text:p text:style-name="P1">.section .text</text:p>
      <text:p text:style-name="P1">.even</text:p>
      <text:p text:style-name="P1">boot:</text:p>
      <text:p text:style-name="P1">* Prohibit an interrupt into the supervisor and during performing various settings.</text:p>
      <text:p text:style-name="P1"><text:s text:c="4"/>move.w <text:s/>#0x2700, %SR<text:tab/> <text:s text:c="3"/>| run at lv.0</text:p>
      <text:p text:style-name="P1"><text:s text:c="4"/>lea.l <text:s text:c="2"/>SYS_STK_TOP, %SP <text:s text:c="3"/>| Set SSP</text:p>
      <text:p text:style-name="P1">******************************</text:p>
      <text:p text:style-name="P1">**Initialization of the interrupt controller</text:p>
      <text:p text:style-name="P1">******************************</text:p>
      <text:p text:style-name="P1"><text:s text:c="4"/>move.b <text:s/>#0x40, IVR <text:s text:c="17"/>| Set the user interrupt vector number to 0x40+level.</text:p>
      <text:p text:style-name="P1"><text:s text:c="4"/>move.l <text:s/>#0x00ff3ff9, IMR <text:s text:c="11"/>| Allow UART1 and timer interrupts</text:p>
      <text:p text:style-name="P1"><text:s text:c="4"/>move.l <text:s/>#SYSCALL, 0x080 <text:s text:c="12"/>| Set the interrupt for system call TRAP #0</text:p>
      <text:p text:style-name="P1"><text:s text:c="4"/>move.l <text:s/>#INTERFACE, 0x110 <text:s text:c="4"/>| Set the interrupt subroutine for level 4 interrupt</text:p>
      <text:p text:style-name="P1"><text:soft-page-break/><text:s text:c="4"/>move.l <text:s/>#TIMER_INTERRUPT, 0x118 <text:s text:c="4"/>| Set the interrupt subroutine for level 6 interrupt</text:p>
      <text:p text:style-name="P1">******************************</text:p>
      <text:p text:style-name="P1">** Initialization related to the transmitter and the receiver (UART1)</text:p>
      <text:p text:style-name="P1">** (The interrupt level has been fixed to 4.)</text:p>
      <text:p text:style-name="P1">******************************</text:p>
      <text:p text:style-name="P1"><text:s text:c="4"/>move.w <text:s/>#0x0000, USTCNT1 | Reset</text:p>
      <text:p text:style-name="P1"><text:s text:c="4"/>move.w <text:s/>#0xe10c, USTCNT1 | Transmission and reception possible - no parity, 1 stop, 8 bit, allow only tranmission interrupt</text:p>
      <text:p text:style-name="P1"><text:s text:c="4"/>move.w <text:s/>#0x0038, UBAUD1 <text:s/>| baud rate = 230400 bps</text:p>
      <text:p text:style-name="P1">*************************</text:p>
      <text:p text:style-name="P1">** Initialization related to the timer (The interrupt level has been fixed to 6.)</text:p>
      <text:p text:style-name="P1">*************************</text:p>
      <text:p text:style-name="P1"><text:s text:c="4"/>move.w <text:s/>#0x0004, TCTL1 <text:s/>| Restart, an interrupt impossible</text:p>
      <text:p text:style-name="P1"><text:s text:c="28"/>| Count the time with the 1/16 of the system clock</text:p>
      <text:p text:style-name="P1"><text:s text:c="28"/>| as a unit</text:p>
      <text:p text:style-name="P1"><text:s text:c="28"/>| Stop the timer use</text:p>
      <text:p text:style-name="P1"><text:s text:c="4"/>jsr<text:tab/><text:tab/>INIT_Q</text:p>
      <text:p text:style-name="P1">bra <text:s text:c="4"/>MAIN</text:p>
      <text:p text:style-name="P1"><text:tab/></text:p>
      <text:p text:style-name="P1">****************************************************************</text:p>
      <text:p text:style-name="P1">** <text:s text:c="3"/>Program region</text:p>
      <text:p text:style-name="P1">****************************************************************</text:p>
      <text:p text:style-name="P1">MAIN:</text:p>
      <text:p text:style-name="P1"><text:s text:c="4"/>** Set the running mode and the level (The process to move to 'the user mode')</text:p>
      <text:p text:style-name="P1"><text:s text:c="4"/>move.w<text:tab/>#0x0000, %SR<text:tab/><text:tab/>/*USER MODE, LEVEL 0*/</text:p>
      <text:p text:style-name="P1"><text:s text:c="4"/>lea.l<text:tab/>USR_STK_TOP, %SP<text:tab/>/*set user stack*/</text:p>
      <text:p text:style-name="P1"><text:s text:c="4"/></text:p>
      <text:p text:style-name="P1"><text:s text:c="4"/>** Start up RESET_TIMER by the system call</text:p>
      <text:p text:style-name="P1"><text:s text:c="4"/>move.l<text:tab/>#SYSCALL_NUM_RESET_TIMER, %d0</text:p>
      <text:p text:style-name="P1"><text:s text:c="4"/>trap<text:tab/>#0</text:p>
      <text:p text:style-name="P1"><text:tab/></text:p>
      <text:p text:style-name="P1"><text:s text:c="4"/>** Start up SET_TIMER by the system call<text:tab/></text:p>
      <text:p text:style-name="P1"><text:s text:c="4"/>move.l<text:tab/>#SYSCALL_NUM_SET_TIMER, %d0</text:p>
      <text:p text:style-name="P1"><text:s text:c="4"/>move.w<text:tab/>#50000, %d1</text:p>
      <text:p text:style-name="P1"><text:s text:c="4"/>move.l<text:tab/>#TT, %d2</text:p>
      <text:p text:style-name="P1"><text:tab/>trap<text:tab/>#0</text:p>
      <text:p text:style-name="P1"/>
      <text:p text:style-name="P1"><text:tab/>lea.l<text:tab/>BUF, %a2</text:p>
      <text:p text:style-name="P1"><text:tab/>move.l<text:tab/>#0, %d4</text:p>
      <text:p text:style-name="P1"/>
      <text:p text:style-name="P1"><text:tab/>lea.l<text:tab/>counters, %a3</text:p>
      <text:p text:style-name="P1"><text:tab/>lea.l<text:tab/>counters, %a4 <text:s/></text:p>
      <text:p text:style-name="P1"><text:tab/>add.l<text:tab/>#123, %a4<text:tab/>/* a4 = end of array (z) */</text:p>
      <text:p text:style-name="P1"><text:tab/>add.l<text:tab/>#97, %a3<text:tab/>/* a3 = start of array (a) */</text:p>
      <text:p text:style-name="P1">CLEAR:<text:tab/></text:p>
      <text:p text:style-name="P1"><text:tab/>move.b<text:tab/>#0, (%a3)+</text:p>
      <text:p text:style-name="P1"><text:tab/>cmp.l<text:tab/>%a3, %a4</text:p>
      <text:p text:style-name="P1"><text:tab/>bne<text:tab/>CLEAR</text:p>
      <text:p text:style-name="P1"><text:tab/></text:p>
      <text:p text:style-name="P1"><text:tab/></text:p>
      <text:p text:style-name="P1"><text:soft-page-break/></text:p>
      <text:p text:style-name="P1"/>
      <text:p text:style-name="P1">************************************* </text:p>
      <text:p text:style-name="P1">* <text:s text:c="3"/>Test of sys_GETSTRING and sys_PUTSTRING </text:p>
      <text:p text:style-name="P1">* <text:s text:c="3"/>Echo-back the input from a terminal </text:p>
      <text:p text:style-name="P1">************************************* </text:p>
      <text:p text:style-name="P1"/>
      <text:p text:style-name="P1">LOOP:</text:p>
      <text:p text:style-name="P1"><text:s text:c="4"/>move.l<text:tab/>#SYSCALL_NUM_GETSTRING, %d0</text:p>
      <text:p text:style-name="P1"><text:s text:c="4"/>move.l<text:tab/>#0, %d1<text:tab/><text:tab/><text:tab/>/*ch = 0*/</text:p>
      <text:p text:style-name="P1"><text:s text:c="4"/>move.l<text:tab/>%a2, %d2<text:tab/><text:tab/>/*p = #BUF*/</text:p>
      <text:p text:style-name="P1"><text:s text:c="4"/>move.l<text:tab/>#1, %d3<text:tab/><text:tab/>/*size = 256*/</text:p>
      <text:p text:style-name="P1"><text:s text:c="4"/>trap<text:tab/>#0</text:p>
      <text:p text:style-name="P1"/>
      <text:p text:style-name="P1"><text:tab/>cmpi.l<text:tab/>#0, %d0</text:p>
      <text:p text:style-name="P1"><text:tab/>beq<text:tab/>LOOP</text:p>
      <text:p text:style-name="P1"><text:tab/></text:p>
      <text:p text:style-name="P1"><text:tab/>move.b<text:tab/>#'1', LED1</text:p>
      <text:p text:style-name="P1"><text:tab/></text:p>
      <text:p text:style-name="P1"><text:tab/>move.b<text:tab/>(%a2), %d4</text:p>
      <text:p text:style-name="P1"><text:tab/>cmpi.b<text:tab/>#97, %d4<text:tab/><text:tab/>/* ascii for a*/</text:p>
      <text:p text:style-name="P1"><text:tab/>blt<text:tab/>Next</text:p>
      <text:p text:style-name="P1"><text:tab/>cmpi.b<text:tab/>#122, %d4<text:tab/><text:tab/>/* ascii for z */</text:p>
      <text:p text:style-name="P1"><text:tab/>bgt<text:tab/>Next</text:p>
      <text:p text:style-name="P1"/>
      <text:p text:style-name="P1"><text:tab/>lea.l<text:tab/>counters, %a1</text:p>
      <text:p text:style-name="P1"><text:tab/>add.l<text:tab/>%d4, %a1</text:p>
      <text:p text:style-name="P1"><text:tab/>add.b<text:tab/>#1, (%a1)</text:p>
      <text:p text:style-name="P1"/>
      <text:p text:style-name="P1"><text:tab/>move.b<text:tab/>#'0', LED0</text:p>
      <text:p text:style-name="P1"><text:tab/></text:p>
      <text:p text:style-name="P1">Next:<text:tab/></text:p>
      <text:p text:style-name="P1"><text:s text:c="4"/>move.l<text:tab/>#SYSCALL_NUM_PUTSTRING, %d0</text:p>
      <text:p text:style-name="P1"><text:s text:c="4"/>move.l<text:tab/>#0, %d1<text:tab/><text:tab/><text:tab/>/*ch = 0*/</text:p>
      <text:p text:style-name="P1"><text:s text:c="4"/>move.l<text:tab/>#BUF, %d2<text:tab/><text:tab/>/*p = #BUF*/</text:p>
      <text:p text:style-name="P1"><text:s text:c="4"/>move.l<text:tab/>#1, %d3</text:p>
      <text:p text:style-name="P1"><text:tab/>trap<text:tab/>#0</text:p>
      <text:p text:style-name="P1"><text:tab/>move.b<text:tab/>#'2', LED2</text:p>
      <text:p text:style-name="P1"><text:s text:c="4"/>bra<text:tab/><text:tab/>LOOP<text:tab/><text:tab/></text:p>
      <text:p text:style-name="P1"/>
      <text:p text:style-name="P1">************************************** <text:s text:c="6"/></text:p>
      <text:p text:style-name="P1">* <text:s text:c="3"/>Test of the timer <text:s text:c="6"/></text:p>
      <text:p text:style-name="P1">* <text:s text:c="3"/>Display ‘******’ and CRLF (Carriage Return, Line Feed) five times <text:s text:c="6"/></text:p>
      <text:p text:style-name="P1">* <text:s text:c="3"/>Do RESET_TIMER after five times of the execution <text:s text:c="6"/></text:p>
      <text:p text:style-name="P1">************************************** <text:s text:c="2"/></text:p>
      <text:p text:style-name="P1"/>
      <text:p text:style-name="P1">TT:</text:p>
      <text:p text:style-name="P1"><text:tab/>/* this subroutine happens at the end*/</text:p>
      <text:p text:style-name="P1"><text:tab/>movem.l<text:tab/>%d0-%d7/%a0-%a6, -(%sp)</text:p>
      <text:p text:style-name="P1"/>
      <text:p text:style-name="P1">GET_MAX:</text:p>
      <text:p text:style-name="P1"><text:soft-page-break/><text:tab/>lea.l<text:tab/>counters, %a0<text:tab/>/* load head address of counters*/</text:p>
      <text:p text:style-name="P1"><text:tab/>lea.l<text:tab/>counters, %a1</text:p>
      <text:p text:style-name="P1"><text:tab/></text:p>
      <text:p text:style-name="P1"><text:tab/>add.l<text:tab/>#97, %a1<text:tab/>/* start checking from 'a' */</text:p>
      <text:p text:style-name="P1"><text:tab/></text:p>
      <text:p text:style-name="P1"><text:tab/>move.l<text:tab/>#0, %d5<text:tab/><text:tab/>/* d5 = max freq. (no.) */</text:p>
      <text:p text:style-name="P1"><text:tab/>move.l<text:tab/>#0, %d4<text:tab/><text:tab/>/* i = 0 */</text:p>
      <text:p text:style-name="P1"><text:tab/>move.l<text:tab/>#0, %d6<text:tab/><text:tab/>/* d6 = max ascii (ascii) */</text:p>
      <text:p text:style-name="P1"><text:tab/></text:p>
      <text:p text:style-name="P1">COMPARE:</text:p>
      <text:p text:style-name="P1"><text:tab/>addq <text:tab/>#1, %d4<text:tab/><text:tab/>/* increment counter */</text:p>
      <text:p text:style-name="P1"><text:tab/>cmp<text:tab/>#26, %d4<text:tab/>/* if counter &gt; 26, leave */</text:p>
      <text:p text:style-name="P1"><text:tab/>bgt<text:tab/>DONE</text:p>
      <text:p text:style-name="P1"><text:tab/></text:p>
      <text:p text:style-name="P1"><text:tab/>cmp.b<text:tab/>(%a1), %d5<text:tab/>/* is current character the highest freq? */</text:p>
      <text:p text:style-name="P1"><text:tab/>bgt<text:tab/>SKIP</text:p>
      <text:p text:style-name="P1"><text:tab/></text:p>
      <text:p text:style-name="P1"><text:tab/>move.b<text:tab/>(%a1), %d5<text:tab/>/* !!!! d5 = Freq Max */</text:p>
      <text:p text:style-name="P1"><text:tab/>move.l<text:tab/>%a1, %a2<text:tab/>/* a2 = address containing max */</text:p>
      <text:p text:style-name="P1"><text:tab/></text:p>
      <text:p text:style-name="P1">SKIP:</text:p>
      <text:p text:style-name="P1"><text:tab/>addq<text:tab/>#1, %a1<text:tab/><text:tab/>/* increment address */</text:p>
      <text:p text:style-name="P1"><text:tab/>bra <text:tab/>COMPARE</text:p>
      <text:p text:style-name="P1"/>
      <text:p text:style-name="P1">DONE:</text:p>
      <text:p text:style-name="P1"><text:tab/>move.l<text:tab/>%a2, %d6<text:tab/>/* get ascii code of max */</text:p>
      <text:p text:style-name="P1"><text:tab/>sub.l<text:tab/>%a0, %d6<text:tab/>/* !!!! d6 = Max ASCII */</text:p>
      <text:p text:style-name="P1"/>
      <text:p text:style-name="P1">PRINT:</text:p>
      <text:p text:style-name="P1"><text:tab/>lea.l<text:tab/>letter, %a3</text:p>
      <text:p text:style-name="P1"><text:tab/>move.b<text:tab/>%d6, (%a3)</text:p>
      <text:p text:style-name="P1"><text:s text:c="4"/>move.l<text:tab/>#SYSCALL_NUM_PUTSTRING, %d0</text:p>
      <text:p text:style-name="P1"><text:s text:c="4"/>move.l<text:tab/>#0, %d1<text:tab/><text:tab/><text:tab/>/*ch = 0*/</text:p>
      <text:p text:style-name="P1"><text:s text:c="4"/>move.l<text:tab/>#letter, %d2<text:tab/><text:tab/>/*p = #TMSG*/</text:p>
      <text:p text:style-name="P1"><text:s text:c="4"/>move.l<text:tab/>#1, %d3</text:p>
      <text:p text:style-name="P1"><text:s text:c="4"/>trap<text:tab/>#0</text:p>
      <text:p text:style-name="P1"><text:tab/></text:p>
      <text:p text:style-name="P1">TTKILL:</text:p>
      <text:p text:style-name="P1"><text:tab/>move.l<text:tab/>#SYSCALL_NUM_RESET_TIMER, %d0</text:p>
      <text:p text:style-name="P1"><text:tab/>trap<text:tab/>#0</text:p>
      <text:p text:style-name="P1"><text:s text:c="4"/></text:p>
      <text:p text:style-name="P1">TTEND:</text:p>
      <text:p text:style-name="P1"><text:s text:c="4"/>movem.l<text:tab/>(%sp)+, %d0-%d7/%a0-%a6</text:p>
      <text:p text:style-name="P1"><text:s text:c="4"/>rts</text:p>
      <text:p text:style-name="P1"/>
      <text:p text:style-name="P1"/>
      <text:p text:style-name="P1"><text:tab/></text:p>
      <text:p text:style-name="P1">****************************************************************</text:p>
      <text:p text:style-name="P1">** <text:s/>System Call Interface:</text:p>
      <text:p text:style-name="P1">**<text:tab/>Maker: Morris Kim, Rafii Hakim</text:p>
      <text:p text:style-name="P1">** <text:s/>Reviewer: Lim Liang Sun, Napat Limsuwan</text:p>
      <text:p text:style-name="P1">****************************************************************</text:p>
      <text:p text:style-name="P1"><text:soft-page-break/><text:s text:c="8"/></text:p>
      <text:p text:style-name="P1">SYSCALL:</text:p>
      <text:p text:style-name="P1"><text:tab/>cmpi.l<text:tab/>#SYSCALL_NUM_GETSTRING, %d0</text:p>
      <text:p text:style-name="P1"><text:tab/>beq<text:tab/>CALL_GETSTRING</text:p>
      <text:p text:style-name="P1"><text:tab/>cmpi.l<text:tab/>#SYSCALL_NUM_PUTSTRING, %d0</text:p>
      <text:p text:style-name="P1"><text:tab/>beq<text:tab/>CALL_PUTSTRING</text:p>
      <text:p text:style-name="P1"><text:tab/>cmpi.l<text:tab/>#SYSCALL_NUM_RESET_TIMER, %d0</text:p>
      <text:p text:style-name="P1"><text:tab/>beq<text:tab/>CALL_RESET_TIMER</text:p>
      <text:p text:style-name="P1"><text:tab/>cmpi.l<text:tab/>#SYSCALL_NUM_SET_TIMER, %d0</text:p>
      <text:p text:style-name="P1"><text:tab/>beq<text:tab/>CALL_SET_TIMER</text:p>
      <text:p text:style-name="P1"><text:tab/>rte</text:p>
      <text:p text:style-name="P1"><text:tab/></text:p>
      <text:p text:style-name="P1">CALL_GETSTRING:</text:p>
      <text:p text:style-name="P1"><text:tab/>jsr<text:tab/>GETSTRING</text:p>
      <text:p text:style-name="P1"><text:tab/>rte</text:p>
      <text:p text:style-name="P1">CALL_PUTSTRING:</text:p>
      <text:p text:style-name="P1"><text:tab/>jsr<text:tab/>PUTSTRING</text:p>
      <text:p text:style-name="P1"><text:tab/>rte</text:p>
      <text:p text:style-name="P1">CALL_RESET_TIMER:</text:p>
      <text:p text:style-name="P1"><text:tab/>jsr<text:tab/>RESET_TIMER</text:p>
      <text:p text:style-name="P1"><text:tab/>rte</text:p>
      <text:p text:style-name="P1">CALL_SET_TIMER:</text:p>
      <text:p text:style-name="P1"><text:tab/>jsr<text:tab/>SET_TIMER</text:p>
      <text:p text:style-name="P1"><text:tab/>rte</text:p>
      <text:p text:style-name="P1"/>
      <text:p text:style-name="P1"/>
      <text:p text:style-name="P1">****************************************************************</text:p>
      <text:p text:style-name="P1">**<text:tab/>Timer interrupt</text:p>
      <text:p text:style-name="P1">**<text:tab/>Maker: Lim Liang Sun, Napat Limsuwan</text:p>
      <text:p text:style-name="P1">** <text:s/>Reviewer: Morris Kim, Rafii Hakim</text:p>
      <text:p text:style-name="P1">****************************************************************</text:p>
      <text:p text:style-name="P1">TIMER_INTERRUPT:</text:p>
      <text:p text:style-name="P1"><text:tab/>movem.l<text:tab/>%a0, -(%sp)<text:tab/><text:tab/>/* Evacuate registers */</text:p>
      <text:p text:style-name="P1"><text:tab/>cmp<text:tab/>#0, TSTAT1<text:tab/><text:tab/>/* Checks 0th bit of TSTAT1 */</text:p>
      <text:p text:style-name="P1"><text:tab/>beq<text:tab/>TIMER_INTERRUPT_END</text:p>
      <text:p text:style-name="P1"><text:tab/>clr.w<text:tab/>TSTAT1<text:tab/><text:tab/><text:tab/>/* Reset TSTAT1 to 0 */</text:p>
      <text:p text:style-name="P1"><text:tab/>jsr<text:tab/>CALL_RP</text:p>
      <text:p text:style-name="P1">TIMER_INTERRUPT_END:</text:p>
      <text:p text:style-name="P1"><text:tab/>movem.l<text:tab/>(%sp)+, %a0</text:p>
      <text:p text:style-name="P1"><text:tab/>rte</text:p>
      <text:p text:style-name="P1"/>
      <text:p text:style-name="P1">RESET_TIMER:</text:p>
      <text:p text:style-name="P1"><text:tab/>move.w <text:tab/>#0x0004, TCTL1<text:tab/><text:tab/>/* Restart, an interrupt impossible, input is SYSCLK/16, prohibit timer */</text:p>
      <text:p text:style-name="P1"><text:tab/>rts</text:p>
      <text:p text:style-name="P1">SET_TIMER:</text:p>
      <text:p text:style-name="P1"><text:tab/>/* D1.W = t (timer interrupt cycle, every 0.t msec) */</text:p>
      <text:p text:style-name="P1"><text:tab/>/* D2.L = p (head address of the routine to be called at the interrupt occurrence) */</text:p>
      <text:p text:style-name="P1"><text:tab/>/* STILL NEED TO DEFINE GLOBAL VARIABLE TASK_P IN THE .BSS SECTION */</text:p>
      <text:p text:style-name="P1"><text:tab/>move.l<text:tab/>%d2, task_p<text:tab/><text:tab/>/* Substitute p for the global variable task_p*/</text:p>
      <text:p text:style-name="P1"><text:tab/>move.w<text:tab/>#0x00CE, TPRER1 <text:tab/>/* Let counter increment by 1 every 0.1 msec*/</text:p>
      <text:p text:style-name="P1"><text:tab/>move.w<text:tab/>%d1, TCMP1<text:tab/><text:tab/>/* Substitute t for the TCMP1 */</text:p>
      <text:p text:style-name="P1"><text:soft-page-break/><text:tab/>move.w<text:tab/>#0x0015, TCTL1<text:tab/><text:tab/>/* Restart, enable compare interrupt, input is SYSCLK/16, permit timer */</text:p>
      <text:p text:style-name="P1"><text:tab/>rts</text:p>
      <text:p text:style-name="P1">CALL_RP:</text:p>
      <text:p text:style-name="P1"><text:tab/>move.l<text:tab/>(task_p), %a0</text:p>
      <text:p text:style-name="P1"><text:tab/>jsr<text:tab/>(%a0)</text:p>
      <text:p text:style-name="P1"><text:tab/>rts</text:p>
      <text:p text:style-name="P1"><text:s text:c="4"/></text:p>
      <text:p text:style-name="P1"/>
      <text:p text:style-name="P1"><text:tab/></text:p>
      <text:p text:style-name="P1">****************************************************************</text:p>
      <text:p text:style-name="P1">**<text:tab/>UART1 Interrupt Interface</text:p>
      <text:p text:style-name="P1">**<text:tab/>Maker: Morris Kim, Rafii Hakim</text:p>
      <text:p text:style-name="P1">** <text:s/>Reviewer: Lim Liang Sun, Napat Limsuwan</text:p>
      <text:p text:style-name="P1">****************************************************************</text:p>
      <text:p text:style-name="P1">INTERFACE:</text:p>
      <text:p text:style-name="P1"><text:tab/>movem.l<text:tab/>%d0-%d3,-(%sp)</text:p>
      <text:p text:style-name="P1"><text:tab/></text:p>
      <text:p text:style-name="P1"><text:tab/>/* Receiver Interrupt */</text:p>
      <text:p text:style-name="P1"><text:tab/>move.w<text:tab/>URX1, %d3<text:tab/>/* Copy register URX1 to %d3.w*/</text:p>
      <text:p text:style-name="P1"><text:tab/>btst.l<text:tab/>#13, %d3 <text:tab/>/* Receiver FIFO? 1 = not empty, 0 = empty, yes it's confusing*/ </text:p>
      <text:p text:style-name="P1"><text:tab/>bne<text:tab/>CALL_INTERGET<text:tab/>/* Basically, this checks if it is a receiver interupt*/</text:p>
      <text:p text:style-name="P1"><text:tab/></text:p>
      <text:p text:style-name="P1"><text:tab/></text:p>
      <text:p text:style-name="P1"><text:tab/>/* Transmitter Interrupt */</text:p>
      <text:p text:style-name="P1"><text:tab/>move.w<text:tab/>UTX1, %d3</text:p>
      <text:p text:style-name="P1"><text:tab/>btst.l<text:tab/>#15, %d3<text:tab/>/* Transmitter FIFO empty? 1 = empty, 0 = not empty*/</text:p>
      <text:p text:style-name="P1"><text:tab/>bne<text:tab/>CALL_INTERPUT<text:tab/>/* not equal to 1*/</text:p>
      <text:p text:style-name="P1"><text:tab/></text:p>
      <text:p text:style-name="P1"><text:tab/></text:p>
      <text:p text:style-name="P1">INTERFACE_END:<text:tab/></text:p>
      <text:p text:style-name="P1"><text:tab/>movem.l<text:tab/>(%sp)+, %d0-%d3</text:p>
      <text:p text:style-name="P1"><text:tab/>rte</text:p>
      <text:p text:style-name="P1"><text:tab/></text:p>
      <text:p text:style-name="P1">CALL_INTERPUT:</text:p>
      <text:p text:style-name="P1"><text:tab/>move.l<text:tab/>#0, %d1</text:p>
      <text:p text:style-name="P1"><text:tab/>jsr<text:tab/>INTERPUT</text:p>
      <text:p text:style-name="P1"><text:tab/>bra<text:tab/>INTERFACE_END</text:p>
      <text:p text:style-name="P1"/>
      <text:p text:style-name="P1">CALL_INTERGET:</text:p>
      <text:p text:style-name="P1"><text:tab/>move.l<text:tab/>#0, %d1</text:p>
      <text:p text:style-name="P1"><text:tab/>move.b<text:tab/>%d3, %d2<text:tab/>/* Copy lower 8 bits (data part) of %d3.w to %d2.b*/</text:p>
      <text:p text:style-name="P1"><text:tab/>jsr<text:tab/>INTERGET</text:p>
      <text:p text:style-name="P1"><text:tab/>bra<text:tab/>INTERFACE_END</text:p>
      <text:p text:style-name="P1"/>
      <text:p text:style-name="P1">****************************************************************</text:p>
      <text:p text:style-name="P1">**<text:tab/>INTERGET</text:p>
      <text:p text:style-name="P1">**<text:tab/>Maker: Zelal Denis Yildiz</text:p>
      <text:p text:style-name="P1">** <text:s/>Reviewer: Amira Ben Youssef</text:p>
      <text:p text:style-name="P1">****************************************************************<text:tab/></text:p>
      <text:p text:style-name="P1">INTERGET:</text:p>
      <text:p text:style-name="P1"><text:tab/>/* Input: Channel ch -&gt; %d1, received data -&gt; %d2 */</text:p>
      <text:p text:style-name="P1"><text:soft-page-break/><text:tab/>/* No return value */</text:p>
      <text:p text:style-name="P1"><text:tab/>/* Do we have to save running level??? */</text:p>
      <text:p text:style-name="P1"><text:tab/>movem.l<text:tab/>%d0, -(%sp)</text:p>
      <text:p text:style-name="P1"><text:tab/></text:p>
      <text:p text:style-name="P1"><text:tab/>cmpi.l<text:tab/>#0, %d1</text:p>
      <text:p text:style-name="P1"><text:tab/>bne<text:tab/>INTERGET_END</text:p>
      <text:p text:style-name="P1"><text:tab/></text:p>
      <text:p text:style-name="P1"><text:tab/>move.l<text:tab/>#0, %d0<text:tab/><text:tab/>/* Queue #0 */</text:p>
      <text:p text:style-name="P1"><text:tab/>move.b<text:tab/>%d2, %d1 <text:tab/>/* move data to d1*/</text:p>
      <text:p text:style-name="P1"><text:tab/>jsr<text:tab/>INQ<text:tab/><text:tab/>/* Do we have to do something for INQ failure?? */</text:p>
      <text:p text:style-name="P1"/>
      <text:p text:style-name="P1">INTERGET_END:</text:p>
      <text:p text:style-name="P1"><text:tab/>movem.l<text:tab/>(%sp)+, %d0</text:p>
      <text:p text:style-name="P1"><text:tab/>rts</text:p>
      <text:p text:style-name="P1"><text:s text:c="8"/></text:p>
      <text:p text:style-name="P1">****************************************************************</text:p>
      <text:p text:style-name="P1">** <text:s/>INTERPUT</text:p>
      <text:p text:style-name="P1">**<text:tab/>Maker: Amira Ben Youssef</text:p>
      <text:p text:style-name="P1">** <text:s/>Reviewer: Zelal Denis Yildiz</text:p>
      <text:p text:style-name="P1">****************************************************************<text:tab/></text:p>
      <text:p text:style-name="P1">INTERPUT:</text:p>
      <text:p text:style-name="P1"><text:tab/>/* Input: Channel ch -&gt; %d1 */</text:p>
      <text:p text:style-name="P1"><text:tab/>/* d0 = UTX1 at the end, we need %d0 to compare when we return to INTERFACE*/</text:p>
      <text:p text:style-name="P1"><text:tab/>/* No return value */</text:p>
      <text:p text:style-name="P1"><text:tab/></text:p>
      <text:p text:style-name="P1"><text:tab/>movem.l<text:tab/>%d2/%a1,-(%sp)</text:p>
      <text:p text:style-name="P1"><text:tab/>move.w<text:tab/>%SR, %d2<text:tab/>/* Save running level */</text:p>
      <text:p text:style-name="P1"><text:tab/>move.w<text:tab/>#0x2700, %SR<text:tab/>/* Set running level to 7 */</text:p>
      <text:p text:style-name="P1"><text:tab/>cmp.l<text:tab/>#0, %d1<text:tab/><text:tab/>/* Return without doing anything if ch=/=0*/</text:p>
      <text:p text:style-name="P1"><text:tab/>bne<text:tab/>INTERPUT_END</text:p>
      <text:p text:style-name="P1"/>
      <text:p text:style-name="P1"><text:tab/>move.l<text:tab/>#1, %d0<text:tab/><text:tab/>/* Queue #1 */</text:p>
      <text:p text:style-name="P1"><text:tab/>jsr<text:tab/>OUTQ<text:tab/><text:tab/>/* Substitute it for data?? */</text:p>
      <text:p text:style-name="P1"><text:tab/><text:tab/><text:tab/><text:tab/>/* d1 is data */</text:p>
      <text:p text:style-name="P1"/>
      <text:p text:style-name="P1"><text:tab/>cmp.l<text:tab/>#0, %d0 <text:tab/>/* OUTQ failure? */</text:p>
      <text:p text:style-name="P1"><text:tab/>beq<text:tab/>MASK_TRANSMITTER_INTERRUPT</text:p>
      <text:p text:style-name="P1"><text:tab/></text:p>
      <text:p text:style-name="P1"><text:tab/>add.l<text:tab/>#0x0800, %d1</text:p>
      <text:p text:style-name="P1"><text:tab/>move.w <text:tab/>%d1, UTX1<text:tab/>/* Substitute the data for the transmitter register UTX1 */</text:p>
      <text:p text:style-name="P1"><text:tab/>bra INTERPUT_END</text:p>
      <text:p text:style-name="P1"><text:tab/></text:p>
      <text:p text:style-name="P1">MASK_TRANSMITTER_INTERRUPT:</text:p>
      <text:p text:style-name="P1"><text:tab/>andi <text:tab/>#0xfff8, USTCNT1 /* Mask the transmitter interrupt */</text:p>
      <text:p text:style-name="P1">INTERPUT_END:</text:p>
      <text:p text:style-name="P1"><text:tab/>move.w<text:tab/>%d2, %SR<text:tab/>/* Restore running level */</text:p>
      <text:p text:style-name="P1"><text:tab/>movem.l<text:tab/>(%sp)+, %d2/%a1</text:p>
      <text:p text:style-name="P1"><text:tab/>rts</text:p>
      <text:p text:style-name="P1"><text:s text:c="8"/></text:p>
      <text:p text:style-name="P1">****************************************************************</text:p>
      <text:p text:style-name="P1">** <text:s/>PUTSTRING</text:p>
      <text:p text:style-name="P1">**<text:tab/>Maker: Amira Ben Youssef</text:p>
      <text:p text:style-name="P1"><text:soft-page-break/>** <text:s/>Reviewer: <text:s/>Zelal Denis Yildiz</text:p>
      <text:p text:style-name="P1">****************************************************************</text:p>
      <text:p text:style-name="P1">PUTSTRING:</text:p>
      <text:p text:style-name="P1"><text:tab/>/* Input: Channel ch -&gt; d1, Head address p -&gt; d2, No. of data -&gt; d3 */</text:p>
      <text:p text:style-name="P1"><text:tab/>/* Output: no. of data actually sent -&gt; d0 */</text:p>
      <text:p text:style-name="P1"><text:tab/>movem.l<text:tab/>%d4/%a0, -(%sp)</text:p>
      <text:p text:style-name="P1"><text:tab/>cmp.l<text:tab/>#0, %d1</text:p>
      <text:p text:style-name="P1"><text:tab/>bne<text:tab/>PUTSTRING_END<text:tab/>/* If ch =/= 0, end */</text:p>
      <text:p text:style-name="P1"/>
      <text:p text:style-name="P1"><text:tab/>move.l<text:tab/>#0, %d4<text:tab/><text:tab/>/* d4 = sz */</text:p>
      <text:p text:style-name="P1"><text:tab/>move.l<text:tab/>%d2, %a0<text:tab/>/* a0 = i */</text:p>
      <text:p text:style-name="P1"/>
      <text:p text:style-name="P1"><text:tab/>cmp.l<text:tab/>#0, %d3</text:p>
      <text:p text:style-name="P1"><text:tab/>beq<text:tab/>PUTSTRING_UPD_SZ</text:p>
      <text:p text:style-name="P1"><text:tab/></text:p>
      <text:p text:style-name="P1">PUTSTRING_LOOP:</text:p>
      <text:p text:style-name="P1"><text:tab/>cmp.l<text:tab/>%d4, %d3<text:tab/>/* If sz == size */</text:p>
      <text:p text:style-name="P1"><text:tab/>beq<text:tab/>PUTSTRING_UNMASK</text:p>
      <text:p text:style-name="P1"><text:tab/></text:p>
      <text:p text:style-name="P1"><text:tab/>move.b<text:tab/>(%a0)+, %d1<text:tab/>/* Put data in d1 */</text:p>
      <text:p text:style-name="P1"><text:tab/>move.l<text:tab/>#1, %d0<text:tab/><text:tab/>/* Use queue 1 */</text:p>
      <text:p text:style-name="P1"><text:tab/>jsr<text:tab/>INQ</text:p>
      <text:p text:style-name="P1"><text:tab/></text:p>
      <text:p text:style-name="P1"><text:tab/>cmp.l<text:tab/>#0, %d0<text:tab/><text:tab/>/* If INQ failed*/</text:p>
      <text:p text:style-name="P1"><text:tab/>beq<text:tab/>PUTSTRING_UNMASK</text:p>
      <text:p text:style-name="P1"/>
      <text:p text:style-name="P1"><text:tab/>addq<text:tab/>#1, %d4<text:tab/><text:tab/>/* Increment sz and i */</text:p>
      <text:p text:style-name="P1"><text:tab/></text:p>
      <text:p text:style-name="P1"><text:tab/>bra<text:tab/>PUTSTRING_LOOP</text:p>
      <text:p text:style-name="P1"/>
      <text:p text:style-name="P1">PUTSTRING_UNMASK:</text:p>
      <text:p text:style-name="P1"><text:tab/>ori <text:tab/>#0x0007, USTCNT1 <text:tab/>/* Permit the transmitter interrupt */</text:p>
      <text:p text:style-name="P1"/>
      <text:p text:style-name="P1">PUTSTRING_UPD_SZ:<text:tab/></text:p>
      <text:p text:style-name="P1"><text:tab/>move.l<text:tab/>%d4, %d0<text:tab/><text:tab/>/* %d0 &lt;- sz */</text:p>
      <text:p text:style-name="P1"><text:tab/></text:p>
      <text:p text:style-name="P1">PUTSTRING_END:</text:p>
      <text:p text:style-name="P1"><text:tab/>movem.l<text:tab/>(%sp)+, %d4/%a0</text:p>
      <text:p text:style-name="P1"><text:tab/>rts</text:p>
      <text:p text:style-name="P1"/>
      <text:p text:style-name="P1">****************************************************************</text:p>
      <text:p text:style-name="P1">** <text:s/>GETSTRING</text:p>
      <text:p text:style-name="P1">**<text:tab/>Maker: Zelal Denis Yildiz</text:p>
      <text:p text:style-name="P1">** <text:s/>Reviewer: Amira Ben Youssef</text:p>
      <text:p text:style-name="P1">****************************************************************</text:p>
      <text:p text:style-name="P1">GETSTRING:</text:p>
      <text:p text:style-name="P1"><text:tab/>/* Input: ch -&gt; d1, head address of destination p -&gt; d2, no. of data to be read -&gt; d3 */</text:p>
      <text:p text:style-name="P1"><text:tab/>/* Output: no. of data actually read out -&gt; d0 */</text:p>
      <text:p text:style-name="P1"><text:tab/>movem.l<text:tab/>%d4/%a0, -(%sp)</text:p>
      <text:p text:style-name="P1"/>
      <text:p text:style-name="P1"><text:tab/>cmpi.l<text:tab/>#0, %d1</text:p>
      <text:p text:style-name="P1"><text:tab/>bne<text:tab/>GETSTRING_END<text:tab/>/* If ch =/= 0, end */</text:p>
      <text:p text:style-name="P1"><text:soft-page-break/></text:p>
      <text:p text:style-name="P1"><text:tab/>move.l<text:tab/>#0, %d4<text:tab/><text:tab/>/* d4 = sz (Used to count no. of data actually read out) */</text:p>
      <text:p text:style-name="P1"><text:tab/>move.l<text:tab/>%d2, %a0<text:tab/>/* a0 = i (NOT Index, but head address of destination) */</text:p>
      <text:p text:style-name="P1"><text:tab/></text:p>
      <text:p text:style-name="P1"/>
      <text:p text:style-name="P1">GETSTRING_LOOP:</text:p>
      <text:p text:style-name="P1"><text:tab/>cmp.l<text:tab/>%d4, %d3<text:tab/>/* is sz == size? */</text:p>
      <text:p text:style-name="P1"><text:tab/>beq<text:tab/>GETSTRING_UPD_SZ</text:p>
      <text:p text:style-name="P1"/>
      <text:p text:style-name="P1"><text:tab/>move.l<text:tab/>#0, %d0<text:tab/><text:tab/>/* specify queue 0 */</text:p>
      <text:p text:style-name="P1"><text:tab/>jsr<text:tab/>OUTQ<text:tab/><text:tab/>/* Call OUTQ, puts data in d1 */</text:p>
      <text:p text:style-name="P1"/>
      <text:p text:style-name="P1"><text:tab/>cmpi.l<text:tab/>#0, %d0<text:tab/><text:tab/><text:tab/>/* If failure */</text:p>
      <text:p text:style-name="P1"><text:tab/>beq<text:tab/>GETSTRING_UPD_SZ<text:tab/>/* End GETSTRING */</text:p>
      <text:p text:style-name="P1"/>
      <text:p text:style-name="P1"><text:tab/>move.b<text:tab/>%d1, (%a0)+<text:tab/>/* Copy the data to address i */</text:p>
      <text:p text:style-name="P1"><text:tab/></text:p>
      <text:p text:style-name="P1"><text:tab/>addq<text:tab/>#1, %d4<text:tab/><text:tab/>/* Increment sz and i */</text:p>
      <text:p text:style-name="P1"><text:tab/>jmp<text:tab/>GETSTRING_LOOP</text:p>
      <text:p text:style-name="P1"/>
      <text:p text:style-name="P1">GETSTRING_UPD_SZ:<text:tab/></text:p>
      <text:p text:style-name="P1"><text:tab/>move.l<text:tab/>%d4, %d0<text:tab/>/* %d0 &lt;- sz */</text:p>
      <text:p text:style-name="P1"><text:tab/></text:p>
      <text:p text:style-name="P1">GETSTRING_END:</text:p>
      <text:p text:style-name="P1"><text:tab/>movem.l<text:tab/>(%sp)+, %d4/%a0</text:p>
      <text:p text:style-name="P1"><text:tab/>rts</text:p>
      <text:p text:style-name="P1"/>
      <text:p text:style-name="P1">*****************************************************************</text:p>
      <text:p text:style-name="P1">** Queues</text:p>
      <text:p text:style-name="P1">**<text:tab/>Maker: Amira Ben youssef, Zelal Denis Yildiz</text:p>
      <text:p text:style-name="P1">** <text:s/>Reviewer: Moris Kim</text:p>
      <text:p text:style-name="P1">*****************************************************************</text:p>
      <text:p text:style-name="P1">INIT_Q:</text:p>
      <text:p text:style-name="P1"><text:tab/>movem.l<text:tab/>%a1-%a4, -(%sp)</text:p>
      <text:p text:style-name="P1"><text:s text:c="2"/></text:p>
      <text:p text:style-name="P1"><text:tab/>lea.l<text:tab/>top, %a1<text:tab/><text:tab/>/*top address is a1*/</text:p>
      <text:p text:style-name="P1"><text:tab/>lea.l <text:s/><text:tab/>inp, %a2</text:p>
      <text:p text:style-name="P1"><text:tab/>lea.l <text:s/><text:tab/>outp, %a3</text:p>
      <text:p text:style-name="P1"><text:tab/>lea.l <text:s/><text:tab/>s, %a4</text:p>
      <text:p text:style-name="P1"><text:s text:c="2"/></text:p>
      <text:p text:style-name="P1"><text:tab/>move.l<text:tab/>%a1, (%a2)+ <text:s/>/* Initialize inp, outp, and s for q0*/</text:p>
      <text:p text:style-name="P1"><text:tab/>move.l<text:tab/>%a1, (%a3)+</text:p>
      <text:p text:style-name="P1"><text:tab/>move.w<text:tab/>#0, (%a4)+</text:p>
      <text:p text:style-name="P1"/>
      <text:p text:style-name="P1"><text:tab/>adda <text:s/><text:tab/>#SIZE_of_QUEUE, %a1 <text:s/>/* add offset for q1 */</text:p>
      <text:p text:style-name="P1"/>
      <text:p text:style-name="P1"><text:tab/>move.l<text:tab/>%a1, (%a2) <text:s/>/* Initialize inp, outp, and s for q1*/</text:p>
      <text:p text:style-name="P1"><text:tab/>move.l<text:tab/>%a1, (%a3)</text:p>
      <text:p text:style-name="P1"><text:tab/>move.w<text:tab/>#0, (%a4)</text:p>
      <text:p text:style-name="P1"><text:s text:c="2"/></text:p>
      <text:p text:style-name="P1"><text:tab/>movem.l<text:tab/>(%sp)+, %a1-%a4</text:p>
      <text:p text:style-name="P1"><text:tab/>rts</text:p>
      <text:p text:style-name="P1"><text:soft-page-break/></text:p>
      <text:p text:style-name="P1">INQ:</text:p>
      <text:p text:style-name="P1"><text:tab/>/* Input: Queue no. -&gt; %d0, Data -&gt; %d1 */</text:p>
      <text:p text:style-name="P1"><text:tab/>/* Output: Success/fail -&gt; %d0 */</text:p>
      <text:p text:style-name="P1"><text:tab/>movem.l<text:tab/>%d2-%d5/%a1-%a5,-(%sp) <text:s text:c="3"/>/* Save registers */</text:p>
      <text:p text:style-name="P1"/>
      <text:p text:style-name="P1"><text:tab/>jsr<text:tab/>Q_START</text:p>
      <text:p text:style-name="P1"><text:tab/>lea.l <text:tab/>inp, %a2<text:tab/><text:tab/>/* inp -&gt; a2 */</text:p>
      <text:p text:style-name="P1"><text:tab/>adda.l <text:s/>%d2, %a2 <text:s text:c="3"/>/* add offset */</text:p>
      <text:p text:style-name="P1"><text:tab/>move.l <text:s/>(%a2), %a1 <text:s/>/* a1 = in pointer */</text:p>
      <text:p text:style-name="P1"><text:s text:c="2"/></text:p>
      <text:p text:style-name="P1"><text:tab/>jsr<text:tab/>INQ_SIZE_CHECK</text:p>
      <text:p text:style-name="P1"><text:tab/>jmp <text:tab/>Q_FINISH</text:p>
      <text:p text:style-name="P1"/>
      <text:p text:style-name="P1">INQ_SIZE_CHECK:</text:p>
      <text:p text:style-name="P1"><text:tab/>cmp.w<text:tab/>#256, (%a3) <text:s text:c="2"/>/* check if queue is full */</text:p>
      <text:p text:style-name="P1"><text:tab/>bne<text:tab/>INQ_SUCC<text:tab/><text:tab/>/*if s not equals to 256*/</text:p>
      <text:p text:style-name="P1"><text:tab/>bra<text:tab/>Q_FAIL<text:tab/><text:tab/> <text:s/>/*if s==256*/</text:p>
      <text:p text:style-name="P1"/>
      <text:p text:style-name="P1">INQ_SUCC:</text:p>
      <text:p text:style-name="P1"><text:tab/>move.b <text:tab/>%d1, (%a1) <text:s/>/* d1 = data moved into inp */</text:p>
      <text:p text:style-name="P1"><text:tab/>addq <text:s text:c="3"/>#1, (%a3) <text:s text:c="3"/>/* Increment size */</text:p>
      <text:p text:style-name="P1"/>
      <text:p text:style-name="P1"><text:tab/>jmp <text:s text:c="4"/>Q_SUCC</text:p>
      <text:p text:style-name="P1"/>
      <text:p text:style-name="P1">OUTQ:</text:p>
      <text:p text:style-name="P1"><text:tab/>/* Input: Queue no. -&gt; %d0 */</text:p>
      <text:p text:style-name="P1"><text:tab/>/* Output: Success/fail -&gt; %d0, Data -&gt; %d1 */</text:p>
      <text:p text:style-name="P1"><text:tab/>movem.l<text:tab/>%d2-%d5/%a1-%a5,-(%sp) <text:s text:c="3"/>/* Save registers */</text:p>
      <text:p text:style-name="P1"><text:tab/>jsr <text:s text:c="4"/>Q_START</text:p>
      <text:p text:style-name="P1"><text:tab/>lea.l <text:tab/>outp, %a2<text:tab/><text:tab/>/* outp -&gt; a2 */</text:p>
      <text:p text:style-name="P1"><text:tab/>adda.l <text:s/>%d2, %a2 <text:s text:c="3"/>/* add offset */</text:p>
      <text:p text:style-name="P1"><text:tab/>move.l <text:s/>(%a2), %a1 <text:s/>/* a1 = out pointer */</text:p>
      <text:p text:style-name="P1"/>
      <text:p text:style-name="P1"><text:tab/>jsr<text:tab/>OUTQ_SIZE_CHECK</text:p>
      <text:p text:style-name="P1"><text:tab/>jmp <text:tab/>Q_FINISH</text:p>
      <text:p text:style-name="P1"/>
      <text:p text:style-name="P1">OUTQ_SIZE_CHECK:</text:p>
      <text:p text:style-name="P1"><text:tab/>cmp.w <text:tab/>#0, (%a3) <text:s text:c="3"/>/* check if queue is empty*/</text:p>
      <text:p text:style-name="P1"><text:tab/>bgt <text:tab/>OUTQ_SUCC</text:p>
      <text:p text:style-name="P1"><text:tab/>bra<text:tab/>Q_FAIL</text:p>
      <text:p text:style-name="P1"/>
      <text:p text:style-name="P1">OUTQ_SUCC:</text:p>
      <text:p text:style-name="P1"><text:tab/>move.b<text:tab/>(%a1), %d1 /* data is moved to d1*/</text:p>
      <text:p text:style-name="P1"><text:tab/>subi.w <text:s/>#1, (%a3) <text:s text:c="3"/>/* Decrement size */</text:p>
      <text:p text:style-name="P1"/>
      <text:p text:style-name="P1"><text:tab/>jmp <text:tab/>Q_SUCC</text:p>
      <text:p text:style-name="P1"><text:s text:c="2"/></text:p>
      <text:p text:style-name="P1"/>
      <text:p text:style-name="P1">/* These are common for both INQ and OUTQ */</text:p>
      <text:p text:style-name="P1">Q_START:</text:p>
      <text:p text:style-name="P1"><text:tab/>move.w<text:tab/>%SR, %d5 <text:s text:c="3"/>/* Save running level */</text:p>
      <text:p text:style-name="P1"><text:soft-page-break/><text:tab/>move.w <text:tab/>#0x2700, %SR<text:tab/>/* running level = 7 */</text:p>
      <text:p text:style-name="P1"><text:s text:c="2"/></text:p>
      <text:p text:style-name="P1"><text:tab/>move.l <text:tab/>%d0, %d2 <text:s text:c="2"/>/* d2 = pointer offset */</text:p>
      <text:p text:style-name="P1"><text:tab/>mulu<text:tab/>#4, <text:s/>%d2 <text:s text:c="2"/>/* because address is stored in longword */</text:p>
      <text:p text:style-name="P1"><text:s text:c="2"/></text:p>
      <text:p text:style-name="P1"><text:tab/>move.l <text:s/>%d0, %d3 <text:s text:c="2"/>/* d3 = queue size pointer offset */</text:p>
      <text:p text:style-name="P1"><text:tab/>mulu<text:tab/>#2, %d3<text:tab/> <text:s text:c="2"/>/* because address is stored in word */</text:p>
      <text:p text:style-name="P1"><text:s text:c="2"/></text:p>
      <text:p text:style-name="P1"><text:tab/>lea.l<text:tab/>s, <text:s text:c="2"/>%a3 <text:s text:c="3"/>/* size -&gt; a3 */</text:p>
      <text:p text:style-name="P1"><text:tab/>adda.l <text:s/>%d3, %a3 <text:s text:c="3"/>/* add offset */</text:p>
      <text:p text:style-name="P1"><text:tab/>rts</text:p>
      <text:p text:style-name="P1"/>
      <text:p text:style-name="P1">Q_SUCC:</text:p>
      <text:p text:style-name="P1"><text:tab/>move.l <text:tab/>%d0, %d4 <text:s text:c="2"/>/* d4 = queue area offset */</text:p>
      <text:p text:style-name="P1"><text:tab/>mulu<text:tab/>#SIZE_of_QUEUE, %d4</text:p>
      <text:p text:style-name="P1"><text:tab/>lea.l <text:s text:c="2"/>top, %a4 <text:s/>/* a4 = head of queue area */</text:p>
      <text:p text:style-name="P1"><text:tab/>adda.l <text:s/>%d4, %a4 <text:s/>/* adds offset */</text:p>
      <text:p text:style-name="P1"><text:tab/>move.l <text:s/>%a4, %a5 <text:s/>/* a5 = bottom of queue area */</text:p>
      <text:p text:style-name="P1"><text:tab/>adda.l <text:s/>#255, %a5 <text:s/>/* the bottom is 255 from the top */</text:p>
      <text:p text:style-name="P1"/>
      <text:p text:style-name="P1"><text:tab/>move.l <text:s/>#1, %d0 <text:s text:c="4"/>/* success flag raised */</text:p>
      <text:p text:style-name="P1"/>
      <text:p text:style-name="P1"><text:tab/>cmp<text:tab/>%a1, %a5<text:tab/>/* compare inp/outp with bottom*/</text:p>
      <text:p text:style-name="P1"><text:tab/>beq<text:tab/>Q_BACK<text:tab/><text:tab/>/* reach the bottom */</text:p>
      <text:p text:style-name="P1"><text:tab/>bra<text:tab/>Q_NEXT</text:p>
      <text:p text:style-name="P1"/>
      <text:p text:style-name="P1">Q_NEXT:</text:p>
      <text:p text:style-name="P1"><text:tab/>addq<text:tab/>#1, %a1 <text:s text:c="3"/>/* increment input/output pointer*/</text:p>
      <text:p text:style-name="P1"><text:tab/>rts</text:p>
      <text:p text:style-name="P1"/>
      <text:p text:style-name="P1">Q_BACK:</text:p>
      <text:p text:style-name="P1"><text:tab/>move.l<text:tab/>%a4, %a1 <text:s/>/* input/output pointer set to head of queue area */</text:p>
      <text:p text:style-name="P1"><text:tab/>rts<text:tab/></text:p>
      <text:p text:style-name="P1"/>
      <text:p text:style-name="P1">Q_FAIL:</text:p>
      <text:p text:style-name="P1"><text:tab/>move.l<text:tab/>#0, %d0 <text:s text:c="3"/>/* set flag to fail */</text:p>
      <text:p text:style-name="P1"><text:tab/>rts</text:p>
      <text:p text:style-name="P1"/>
      <text:p text:style-name="P1">Q_FINISH:</text:p>
      <text:p text:style-name="P1"><text:tab/>move.l<text:tab/>%a1, (%a2) <text:s text:c="3"/>/* update inp/outp */</text:p>
      <text:p text:style-name="P1"><text:tab/>move.w<text:tab/>%d5, %SR <text:s text:c="5"/>/* restore previous running level */</text:p>
      <text:p text:style-name="P1"><text:tab/>movem.l<text:tab/>(%sp)+,%d2-%d5/%a1-%a5 <text:s/>/* restore registers */</text:p>
      <text:p text:style-name="P1"><text:tab/>rts</text:p>
      <text:p text:style-name="P1"/>
      <text:p text:style-name="P1"/>
      <text:p text:style-name="P1">****************************************************************</text:p>
      <text:p text:style-name="P1">**<text:tab/>Data region with an initial value</text:p>
      <text:p text:style-name="P1">****************************************************************</text:p>
      <text:p text:style-name="P1">.section .data</text:p>
      <text:p text:style-name="P1"><text:tab/>.equ<text:tab/>SIZE_of_QUEUE,<text:tab/>256</text:p>
      <text:p text:style-name="P1"><text:tab/></text:p>
      <text:p text:style-name="P1">TMSG:<text:tab/><text:tab/>.ascii<text:tab/>"******\r\n"</text:p>
      <text:p text:style-name="P1"><text:soft-page-break/><text:s text:c="12"/>.even</text:p>
      <text:p text:style-name="P1">TTC:<text:tab/><text:tab/>.ascii<text:tab/>"######\r\n"<text:tab/></text:p>
      <text:p text:style-name="P1"><text:s text:c="12"/>.even</text:p>
      <text:p text:style-name="P1"/>
      <text:p text:style-name="P1">****************************************************************</text:p>
      <text:p text:style-name="P1">**<text:tab/>Data region without an initial value</text:p>
      <text:p text:style-name="P1">****************************************************************</text:p>
      <text:p text:style-name="P1">.section .bss</text:p>
      <text:p text:style-name="P1">BUF:<text:tab/><text:tab/>.ds.b<text:tab/>256</text:p>
      <text:p text:style-name="P1"><text:s text:c="12"/>.even</text:p>
      <text:p text:style-name="P1">USR_STK:</text:p>
      <text:p text:style-name="P1"><text:s text:c="12"/>.ds.b<text:tab/>0x4000</text:p>
      <text:p text:style-name="P1"><text:s text:c="12"/>.even</text:p>
      <text:p text:style-name="P1">USR_STK_TOP:</text:p>
      <text:p text:style-name="P1">.even</text:p>
      <text:p text:style-name="P1">top:<text:tab/><text:tab/>.ds.b<text:tab/>SIZE_of_QUEUE*2</text:p>
      <text:p text:style-name="P1">inp:<text:tab/><text:tab/>.ds.l<text:tab/>2</text:p>
      <text:p text:style-name="P1">outp:<text:tab/><text:tab/>.ds.l<text:tab/>2</text:p>
      <text:p text:style-name="P1">s:<text:tab/><text:tab/>.ds.w<text:tab/>2</text:p>
      <text:p text:style-name="P1">task_p:<text:tab/><text:tab/>.ds.l<text:tab/>1</text:p>
      <text:p text:style-name="P1">max_freq:<text:tab/>.ds.b<text:tab/>1</text:p>
      <text:p text:style-name="P1">letter:<text:tab/><text:tab/>.ds.b<text:tab/>1</text:p>
      <text:p text:style-name="P1">counters:<text:tab/>.ds.b<text:tab/>97 + 26</text:p>
      <text:p text:style-name="P1"><text:s text:c="12"/>.ev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17:52.255014575</meta:creation-date>
    <dc:date>2024-11-15T19:10:35.917308610</dc:date>
    <meta:editing-duration>PT11M8S</meta:editing-duration>
    <meta:editing-cycles>2</meta:editing-cycles>
    <meta:generator>LibreOffice/7.3.7.2$Linux_X86_64 LibreOffice_project/30$Build-2</meta:generator>
    <meta:print-date>2024-11-15T19:11:01.609875816</meta:print-date>
    <meta:document-statistic meta:table-count="0" meta:image-count="0" meta:object-count="0" meta:page-count="13" meta:paragraph-count="563" meta:word-count="2607" meta:character-count="17961" meta:non-whitespace-character-count="14627"/>
  </office:meta>
</office:document-meta>
</file>